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78in" fo:text-align="start" style:justify-single-word="false" style:text-autospace="none"/>
      <style:text-properties fo:color="#333333" style:font-name="ArialMT" fo:font-size="15pt" style:font-name-asian="ArialMT" style:font-size-asian="15pt" style:font-name-complex="ArialMT" style:font-size-complex="15pt"/>
    </style:style>
    <style:style style:name="P2" style:family="paragraph" style:parent-style-name="Standard" style:list-style-name="">
      <style:paragraph-properties style:line-height-at-least="0.278in" fo:text-align="start" style:justify-single-word="false" style:text-autospace="none"/>
      <style:text-properties fo:color="#9e1f0a" style:font-name="ArialMT" fo:font-size="18pt" style:font-name-asian="ArialMT" style:font-size-asian="18pt" style:font-name-complex="ArialMT" style:font-size-complex="18pt"/>
    </style:style>
    <style:style style:name="P3" style:family="paragraph" style:parent-style-name="Standard" style:list-style-name="">
      <style:paragraph-properties style:line-height-at-least="0.278in" fo:text-align="start" style:justify-single-word="false" style:text-autospace="none"/>
      <style:text-properties fo:color="#9e1f0a" style:font-name="ArialMT" fo:font-size="26pt" fo:font-weight="bold" style:font-name-asian="ArialMT" style:font-size-asian="26pt" style:font-weight-asian="bold" style:font-name-complex="ArialMT" style:font-size-complex="26pt" style:font-weight-complex="bold"/>
    </style:style>
    <style:style style:name="P4" style:family="paragraph" style:parent-style-name="Standard" style:list-style-name="">
      <style:paragraph-properties style:line-height-at-least="0.278in" fo:text-align="start" style:justify-single-word="false" style:text-autospace="none"/>
    </style:style>
    <style:style style:name="T1" style:family="text">
      <style:text-properties fo:color="#333333" fo:font-size="15pt" style:font-size-asian="15pt" style:font-size-complex="15pt"/>
    </style:style>
    <style:style style:name="T2" style:family="text">
      <style:text-properties fo:color="#333333" style:font-name="ArialMT" fo:font-size="15pt" style:font-name-asian="ArialMT" style:font-size-asian="15pt" style:font-name-complex="ArialMT" style:font-size-complex="15pt"/>
    </style:style>
    <style:style style:name="T3" style:family="text">
      <style:text-properties style:font-name="ArialM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-asian="ArialMT"/>
    </style:style>
    <style:style style:name="T6" style:family="text">
      <style:text-properties style:font-name-complex="ArialMT"/>
    </style:style>
    <style:style style:name="T7" style:family="text">
      <style:text-properties fo:color="#9e1f0a"/>
    </style:style>
    <style:style style:name="T8" style:family="text">
      <style:text-properties fo:color="#9e1f0a" style:font-name="ArialMT" fo:font-size="18pt" style:font-name-asian="ArialMT" style:font-size-asian="18pt" style:font-name-complex="ArialMT" style:font-size-complex="18pt"/>
    </style:style>
    <style:style style:name="T9" style:family="text">
      <style:text-properties fo:font-size="18pt"/>
    </style:style>
    <style:style style:name="T10" style:family="text">
      <style:text-properties style:font-size-asian="18pt"/>
    </style:style>
    <style:style style:name="T11" style:family="text">
      <style:text-properties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ffee Ice Cream</text:p>
      <text:p text:style-name="P2"/>
      <text:p text:style-name="P2">1 ½ <text:s/>c. <text:s/>heavy cream</text:p>
      <text:p text:style-name="P2">¾ <text:s text:c="4"/>c. <text:s/>skim milk</text:p>
      <text:p text:style-name="P2">¾ <text:s text:c="4"/>c. <text:s/>half and half</text:p>
      <text:p text:style-name="P2">¾ <text:s text:c="4"/>c. <text:s/>sugar</text:p>
      <text:p text:style-name="P2">4 <text:s text:c="5"/>egg yolks</text:p>
      <text:p text:style-name="P2">1 <text:s text:c="5"/>t. <text:s text:c="2"/>vanilla</text:p>
      <text:p text:style-name="P2">1 <text:s text:c="5"/>T. <text:s/>espresso powder</text:p>
      <text:p text:style-name="P2">1 <text:s text:c="5"/>T. <text:s/>Kahlua </text:p>
      <text:p text:style-name="P2"/>
      <text:p text:style-name="P2">In a medium saucepan, combine heavy cream, skim milk, half and half, sugar and whole coffee beans. <text:s/>Warm slowly and gently until the sugar has dissolved, do not boil. <text:s/>Take off heat,</text:p>
      <text:p text:style-name="P2">cover and let the mixture infuse for an hour.</text:p>
      <text:p text:style-name="P2"/>
      <text:p text:style-name="P2">Strain steeped coffee brew into a new and clean saucepan and make sure to use a spoon to push out any liquid hiiding amongst the beans. <text:s/>Once again, warm gently.</text:p>
      <text:p text:style-name="P2"/>
      <text:p text:style-name="P2">Whisk the four egg yolks in a medium bowl and slowly add the warm coffee mixture, whisking the entire time to temper the eggs.</text:p>
      <text:p text:style-name="P2"/>
      <text:p text:style-name="P2">Once completely incorporated, put the mixture into the saucepan over medium heat. </text:p>
      <text:p text:style-name="P2"/>
      <text:p text:style-name="P2">Keep stirring with a wooden spoon and it will thicken slowly. </text:p>
      <text:p text:style-name="P2">It is done when it coats the back of the spoon and stays separated after you run your finger through the custard.</text:p>
      <text:p text:style-name="P2"/>
      <text:p text:style-name="P2"/>
      <text:p text:style-name="P2"><text:soft-page-break/>Strain the custard ino a clean bowl and add espesso powder, Kahlua and vanilla. <text:s/>Place in the refrigerator and cool completely.</text:p>
      <text:p text:style-name="P2"/>
      <text:p text:style-name="P2">Churn the mixture in your ice cream maker according to manufacturer's instructions.</text:p>
      <text:p text:style-name="P2"/>
      <text:p text:style-name="P2">Transfer to <text:s/>a container and place in freezer until</text:p>
      <text:p text:style-name="P2">completely frozen. <text:s/></text:p>
      <text:p text:style-name="P2"/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21:14:21</meta:creation-date>
    <meta:document-statistic meta:table-count="0" meta:image-count="0" meta:object-count="0" meta:page-count="2" meta:paragraph-count="20" meta:word-count="217" meta:character-count="1224"/>
    <dc:date>2011-08-09T22:04:32</dc:date>
    <dc:creator>Robert Houk</dc:creator>
    <meta:editing-duration>PT00H03M34S</meta:editing-duration>
    <meta:editing-cycles>1</meta:editing-cycles>
    <meta:generator>OpenOffice.org/3.2$Unix OpenOffice.org_project/320m18$Build-9502</meta:generator>
  </office:meta>
</office:document-meta>
</file>